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 : TP 9 : Détection de contours par approches du premier ordre</text:p>
      <text:p text:style-name="Standard"/>
      <text:p text:style-name="Standard">binôme : Benjamin Ruytoor et Aurore Allart</text:p>
      <text:p text:style-name="Standard">date : 22 mars 2013</text:p>
      <text:p text:style-name="P5"/>
      <text:p text:style-name="P3">Introduction</text:p>
      <text:p text:style-name="P5"><text:tab/>Dans ce TP, nous allons manipuler une image d'un phare pour récupérer les contours des bâtiments. Tout d'abord, en utilisant 2 convolutions avec les masques de Sobel dans les directions x et y. Puis en calculant la norme et la direction du gradient. Ensuite, on effectue une suppression des pixels qui ne sont pas les maxima locaux de l'image. Enfin, on utilise le seuillage par hystérésis sur les maxima locaux, pour restituer une image binarisée contenant les contours de l'image de départ.</text:p>
      <text:p text:style-name="P5"/>
      <text:list xml:id="list36469927" text:style-name="L1">
        <text:list-item>
          <text:p text:style-name="P4">Seuillage de la norme d'un gradient</text:p>
          <text:list>
            <text:list-item>
              <text:p text:style-name="P1">Représentation de la norme d'un gradient</text:p>
              <text:list>
                <text:list-item>
                  <text:p text:style-name="P1">Calcul de la norme d'un gradient par convolution</text:p>
                </text:list-item>
                <text:list-item>
                  <text:p text:style-name="P1">Comparaison avec le résultat fourni par ImageJ</text:p>
                </text:list-item>
              </text:list>
            </text:list-item>
            <text:list-item>
              <text:p text:style-name="P1">Seuillage de la norme du gradient précédemment calculée</text:p>
            </text:list-item>
          </text:list>
        </text:list-item>
      </text:list>
      <text:p text:style-name="P5"/>
      <text:p text:style-name="P5"/>
      <text:list xml:id="list37249355" text:continue-numbering="true" text:style-name="L1">
        <text:list-item>
          <text:p text:style-name="P4">Détection des maxima locaux</text:p>
          <text:list>
            <text:list-item>
              <text:p text:style-name="P1">Calcul de la direction du gradient</text:p>
            </text:list-item>
            <text:list-item>
              <text:p text:style-name="P1">Détection des maxima locaux</text:p>
            </text:list-item>
          </text:list>
        </text:list-item>
      </text:list>
      <text:p text:style-name="P5"/>
      <text:list xml:id="list37251957" text:continue-numbering="true" text:style-name="L1">
        <text:list-item>
          <text:p text:style-name="P4">Seuillage des maxima locaux par hystérésis</text:p>
          <text:list>
            <text:list-item>
              <text:p text:style-name="P1">Analyse d'un plugin existant</text:p>
            </text:list-item>
            <text:list-item>
              <text:p text:style-name="P1">Implémentation récursive du seuillage par hystérésis</text:p>
            </text:list-item>
          </text:list>
        </text:list-item>
      </text:list>
      <text:p text:style-name="P5"/>
      <text:p text:style-name="P3">Conclusi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2T14:29:32.56</meta:creation-date>
    <dc:date>2013-03-22T17:09:22</dc:date>
    <meta:editing-duration>P0D</meta:editing-duration>
    <meta:editing-cycles>2</meta:editing-cycles>
    <meta:generator>LibreOffice/3.5$Windows_x86 LibreOffice_project/3215f89-f603614-ab984f2-7348103-1225a5b</meta:generator>
    <meta:document-statistic meta:table-count="0" meta:image-count="0" meta:object-count="0" meta:page-count="1" meta:paragraph-count="17" meta:word-count="185" meta:character-count="1096" meta:non-whitespace-character-count="938"/>
  </office:meta>
</office:document-meta>
</file>